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8eaac3"/>
    </style:style>
    <style:style style:name="P26" style:family="paragraph" style:parent-style-name="Table_20_Contents">
      <style:text-properties officeooo:rsid="025cf310" officeooo:paragraph-rsid="028db3ac"/>
    </style:style>
    <style:style style:name="P27" style:family="paragraph" style:parent-style-name="Table_20_Contents">
      <style:text-properties officeooo:rsid="025cf310" officeooo:paragraph-rsid="026ecec1"/>
    </style:style>
    <style:style style:name="P28" style:family="paragraph" style:parent-style-name="Standard" style:list-style-name="L1">
      <style:text-properties officeooo:paragraph-rsid="0215050e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19eed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0" style:family="paragraph" style:parent-style-name="Footnote">
      <style:text-properties officeooo:rsid="0268f29a" officeooo:paragraph-rsid="027028eb"/>
    </style:style>
    <style:style style:name="P41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5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>
      <style:text-properties officeooo:paragraph-rsid="0103e699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text-properties officeooo:paragraph-rsid="0298dcea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officeooo:rsid="0264949e"/>
    </style:style>
    <style:style style:name="T42" style:family="text">
      <style:text-properties officeooo:rsid="0286637d"/>
    </style:style>
    <style:style style:name="T43" style:family="text">
      <style:text-properties officeooo:rsid="02747497"/>
    </style:style>
    <style:style style:name="T44" style:family="text">
      <style:text-properties fo:font-size="10pt" officeooo:rsid="027341dd" style:font-size-asian="10pt" style:font-size-complex="10pt"/>
    </style:style>
    <style:style style:name="T45" style:family="text">
      <style:text-properties fo:font-size="10pt" officeooo:rsid="0274939b" style:font-size-asian="10pt" style:font-size-complex="10pt"/>
    </style:style>
    <style:style style:name="T46" style:family="text">
      <style:text-properties officeooo:rsid="0277d415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72f10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2ba5ce0" style:font-size-asian="10pt" style:font-size-complex="10pt"/>
    </style:style>
    <style:style style:name="T51" style:family="text">
      <style:text-properties fo:font-size="10pt" officeooo:rsid="025e46cc" style:font-size-asian="10pt" style:font-size-complex="10pt"/>
    </style:style>
    <style:style style:name="T52" style:family="text">
      <style:text-properties fo:font-size="10pt" officeooo:rsid="028db3ac" style:font-size-asian="10pt" style:font-size-complex="10pt"/>
    </style:style>
    <style:style style:name="T53" style:family="text">
      <style:text-properties fo:font-size="10pt" officeooo:rsid="02bb40f4" style:font-size-asian="10pt" style:font-size-complex="10pt"/>
    </style:style>
    <style:style style:name="T54" style:family="text">
      <style:text-properties officeooo:rsid="025e46cc"/>
    </style:style>
    <style:style style:name="T55" style:family="text">
      <style:text-properties officeooo:rsid="026ecec1"/>
    </style:style>
    <style:style style:name="T56" style:family="text">
      <style:text-properties officeooo:rsid="026e928a"/>
    </style:style>
    <style:style style:name="T57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language="en" fo:country="US"/>
    </style:style>
    <style:style style:name="T64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language="en" fo:country="US" fo:font-weight="bold" style:font-weight-asian="bold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0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officeooo:rsid="020686f0"/>
    </style:style>
    <style:style style:name="T100" style:family="text">
      <style:text-properties officeooo:rsid="01e96954"/>
    </style:style>
    <style:style style:name="T101" style:family="text">
      <style:text-properties fo:language="en" fo:country="US" officeooo:rsid="020686f0"/>
    </style:style>
    <style:style style:name="T102" style:family="text">
      <style:text-properties officeooo:rsid="0298dcea"/>
    </style:style>
    <style:style style:name="T103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, </text:span><text:span text:style-name="T41">see</text:span><text:span text:style-name="T42"> </text:span><text:span text:style-name="User_20_Entry"><text:span text:style-name="T43">about:profiles</text:span></text:span><text:span text:style-name="T43">:</text:span><text:span text:style-name="T37"><text:line-break/></text:span><text:span text:style-name="T44">C:\Users\</text:span><text:span text:style-name="T38">&lt;Username&gt;\</text:span><text:span text:style-name="T44">AppData\Roaming\M</text:span><text:span text:style-name="T45">o</text:span><text:span text:style-name="T44">zilla\Firefox\Profiles\</text:span></text:p>
          </table:table-cell>
          <table:table-cell table:style-name="Tabel4.C2" office:value-type="string">
            <text:p text:style-name="P23">Mozilla Firefox <text:span text:style-name="T37">(import </text:span><text:span text:style-name="T40">Bookmarks</text:span><text:span text:style-name="T37">), </text:span><text:span text:style-name="T41">see</text:span><text:span text:style-name="T46"> </text:span><text:span text:style-name="User_20_Entry"><text:span text:style-name="T43">about:profiles</text:span></text:span><text:span text:style-name="T43">:</text:span><text:span text:style-name="T37"><text:line-break/></text:span><text:span text:style-name="T38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1">on</text:span> <text:span text:style-name="T41">from</text:span><text:span text:style-name="T35"> Windows </text:span><text:span text:style-name="T41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4"><text:span text:style-name="T34">In use on</text:span><text:span text:style-name="T36"> </text:span>Windows</text:p>
          </table:table-cell>
          <table:table-cell table:style-name="Tabel7.C2" office:value-type="string">
            <text:p text:style-name="P24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5">Microsoft Outlook (export PST <text:span text:style-name="T48">file</text:span>)<text:line-break/><text:span text:style-name="T49">C:\Users\&lt;Username&gt;\\AppData</text:span><text:span text:style-name="T50">\</text:span><text:span text:style-name="T49">Local</text:span><text:span text:style-name="T50">\</text:span><text:span text:style-name="T49">Microsoft</text:span><text:span text:style-name="T50">\</text:span><text:span text:style-name="T49">Outlook</text:span><text:span text:style-name="T50">\</text:span><text:span text:style-name="T49">Outlook.pst</text:span></text:p>
          </table:table-cell>
          <table:table-cell table:style-name="Tabel7.C2" office:value-type="string">
            <text:p text:style-name="P26">Thunderbird (import PST <text:span text:style-name="T48">file</text:span>)<text:line-break/><text:span text:style-name="T51">~/.thunderbird/, </text:span><text:span text:style-name="T52">if</text:span><text:span text:style-name="T53"> n</text:span><text:span text:style-name="T52">e</text:span><text:span text:style-name="T53">d</text:span><text:span text:style-name="T52">eed</text:span><text:span text:style-name="T53"> install pst-utils en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Windows Mail (export <text:span text:style-name="T37">emails + </text:span><text:span text:style-name="T54">ad</text:span><text:span text:style-name="T55">d</text:span><text:span text:style-name="T54">re</text:span><text:span text:style-name="T56">s</text:span><text:span text:style-name="T54">s bo</text:span><text:span text:style-name="T48">o</text:span><text:span text:style-name="T54">k)<text:line-break/></text:span><text:span text:style-name="T51">C:\Users\</text:span><text:span text:style-name="T38">&lt;Username&gt;</text:span><text:span text:style-name="T51">\AppData\Local\Comms\Unistore\data</text:span><text:span text:style-name="T39">\</text:span></text:p>
          </table:table-cell>
          <table:table-cell table:style-name="Tabel7.C2" office:value-type="string">
            <text:p text:style-name="P27">Thunderbird (import <text:span text:style-name="T37">emails + </text:span><text:span text:style-name="T54">ad</text:span><text:span text:style-name="T56">d</text:span><text:span text:style-name="T54">res</text:span><text:span text:style-name="T56">s </text:span><text:span text:style-name="T54">bo</text:span><text:span text:style-name="T48">o</text:span><text:span text:style-name="T54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Thunderbird (export <text:span text:style-name="T37">emails + </text:span><text:span text:style-name="T54">ad</text:span><text:span text:style-name="T56">d</text:span><text:span text:style-name="T54">res</text:span><text:span text:style-name="T56">s</text:span><text:span text:style-name="T54"> bo</text:span><text:span text:style-name="T48">o</text:span><text:span text:style-name="T54">k)<text:line-break/></text:span><text:span text:style-name="T51">C:\</text:span><text:span text:style-name="T44">Users</text:span><text:span text:style-name="T51">\</text:span><text:span text:style-name="T38">&lt;Username&gt;\</text:span><text:span text:style-name="T51">AppData\Roaming\Thunderbird\Profiles</text:span><text:span text:style-name="T39">\</text:span></text:p>
          </table:table-cell>
          <table:table-cell table:style-name="Tabel7.C2" office:value-type="string">
            <text:p text:style-name="P22">Thunderbird (import <text:span text:style-name="T37">emails + </text:span><text:span text:style-name="T54">ad</text:span><text:span text:style-name="T56">d</text:span><text:span text:style-name="T54">res</text:span><text:span text:style-name="T56">s</text:span><text:span text:style-name="T54"> bo</text:span><text:span text:style-name="T48">o</text:span><text:span text:style-name="T54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8"><text:span text:style-name="Strong_20_Emphasis"><text:span text:style-name="T57">Install </text:span></text:span><text:span text:style-name="Strong_20_Emphasis"><text:span text:style-name="T58">Linux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1"><text:span text:style-name="T59">Install </text:span><text:span text:style-name="T60">Linux </text:span><text:span text:style-name="T59">according to the </text:span><text:span text:style-name="T61">Checklist i</text:span><text:span text:style-name="T62">nstallation</text:span><text:span text:style-name="T59"><text:note text:id="ftn3" text:note-class="footnote"><text:note-citation>1</text:note-citation><text:note-body><text:p text:style-name="P32"><text:span text:style-name="T63">Checklist installation can be found </text:span><text:span text:style-name="Strong_20_Emphasis"><text:span text:style-name="T64">at </text:span></text:span><text:a xlink:type="simple" xlink:href="https://karelzimmer.nl/html/en/home.html" text:style-name="Internet_20_link" text:visited-style-name="Visited_20_Internet_20_Link"><text:span text:style-name="Strong_20_Emphasis"><text:span text:style-name="T65">karelzimmer.nl/en</text:span></text:span></text:a><text:span text:style-name="Strong_20_Emphasis"><text:span text:style-name="T64">, under</text:span></text:span><text:span text:style-name="T63"> </text:span><text:span text:style-name="T66">Linux</text:span><text:span text:style-name="T63">.</text:span></text:p></text:note-body></text:note></text:span><text:span text:style-name="T59">.</text:span></text:p>
          </table:table-cell>
        </table:table-row>
      </table:table>
      <text:p text:style-name="P33"><text:tab/></text:p>
      <text:list text:continue-numbering="true" text:style-name="L1">
        <text:list-item>
          <text:p text:style-name="P34"><text:soft-page-break/><text:span text:style-name="Strong_20_Emphasis"><text:span text:style-name="T67">Restore backup</text:span></text:span><text:span text:style-name="Emphasis"><text:span text:style-name="T68"> (on Linux)</text:span></text:span><text:span text:style-name="T69"><text:line-break/></text:span></text:p>
          <text:p text:style-name="P35"><text:span text:style-name="Emphasis"><text:span text:style-name="T70">The actions in this chapter must be performed </text:span></text:span><text:span text:style-name="Emphasis"><text:span text:style-name="T71">per user</text:span></text:span><text:span text:style-name="Emphasis"><text:span text:style-name="T70">.</text:span></text:span></text:p>
        </text:list-item>
      </text:list>
      <text:p text:style-name="P36"/>
      <text:p text:style-name="P37"><text:span text:style-name="T72"><text:tab/></text:span><text:span text:style-name="T73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4">Connect the external hard disk.</text:span></text:p>
      <text:p text:style-name="P38"><text:tab/><text:span text:style-name="Strong_20_Emphasis"><text:span text:style-name="T25">☐ ☐ ☐ ☐<text:tab/></text:span></text:span><text:span text:style-name="T75">Copy</text:span><text:span text:style-name="T69"> </text:span><text:span text:style-name="T76">Documents</text:span><text:span text:style-name="T77">, </text:span><text:span text:style-name="T78">etc</text:span><text:span text:style-name="T69">.</text:span></text:p>
      <text:p text:style-name="P39"><text:tab/><text:span text:style-name="Strong_20_Emphasis"><text:span text:style-name="T25">☐ ☐ ☐ ☐<text:tab/></text:span></text:span><text:span text:style-name="Strong_20_Emphasis"><text:span text:style-name="T79">I</text:span></text:span><text:span text:style-name="Strong_20_Emphasis"><text:span text:style-name="T80">mport browser app </text:span></text:span><text:span text:style-name="Strong_20_Emphasis"><text:span text:style-name="T81">data</text:span></text:span><text:span text:style-name="Strong_20_Emphasis"><text:span text:style-name="T82"><text:note text:id="ftn4" text:note-class="footnote"><text:note-citation>1</text:note-citation><text:note-body><text:p text:style-name="P40">See the table “Browser app migration from Windows to Linux” on the previous page.</text:p></text:note-body></text:note></text:span></text:span><text:span text:style-name="Strong_20_Emphasis"><text:span text:style-name="T83">.</text:span></text:span></text:p>
      <text:p text:style-name="P39"><text:span text:style-name="Strong_20_Emphasis"><text:span text:style-name="T84"><text:tab/></text:span></text:span><text:span text:style-name="Strong_20_Emphasis"><text:span text:style-name="T25">☐ ☐ ☐ ☐</text:span></text:span><text:span text:style-name="Strong_20_Emphasis"><text:span text:style-name="T84"><text:tab/></text:span></text:span><text:span text:style-name="Strong_20_Emphasis"><text:span text:style-name="T79">I</text:span></text:span><text:span text:style-name="Strong_20_Emphasis"><text:span text:style-name="T80">mport </text:span></text:span><text:span text:style-name="Strong_20_Emphasis"><text:span text:style-name="T81">mail </text:span></text:span><text:span text:style-name="Strong_20_Emphasis"><text:span text:style-name="T80">app </text:span></text:span><text:span text:style-name="Strong_20_Emphasis"><text:span text:style-name="T81">data</text:span></text:span><text:span text:style-name="Strong_20_Emphasis"><text:span text:style-name="T82"><text:note text:id="ftn5" text:note-class="footnote"><text:note-citation>2</text:note-citation><text:note-body><text:p text:style-name="P40">See the table “<text:span text:style-name="T29">Mail</text:span> app migration from Windows to Linux” on the previous page.</text:p></text:note-body></text:note></text:span></text:span><text:span text:style-name="Strong_20_Emphasis"><text:span text:style-name="T83">.</text:span></text:span></text:p>
      <text:list text:style-name="L2">
        <text:list-header>
          <text:p text:style-name="P41"><text:span text:style-name="T85"><text:tab/></text:span><text:span text:style-name="Strong_20_Emphasis"><text:span text:style-name="T25">☐ ☐ ☐ ☐</text:span></text:span><text:span text:style-name="Strong_20_Emphasis"><text:span text:style-name="T84"><text:tab/></text:span></text:span><text:span text:style-name="T74">Start </text:span><text:span text:style-name="T86">the browser app</text:span><text:span text:style-name="T74"> and check the operation.</text:span></text:p>
          <text:p text:style-name="P42"><text:span text:style-name="T85"><text:tab/></text:span><text:span text:style-name="Strong_20_Emphasis"><text:span text:style-name="T25">☐ ☐ ☐ ☐</text:span></text:span><text:span text:style-name="Strong_20_Emphasis"><text:span text:style-name="T84"><text:tab/></text:span></text:span><text:span text:style-name="T74">Start </text:span><text:span text:style-name="T86">the mail app</text:span><text:span text:style-name="T74"> and check the operation.</text:span></text:p>
        </text:list-header>
      </text:list>
      <text:p text:style-name="P43"><text:tab/><text:span text:style-name="Strong_20_Emphasis"><text:span text:style-name="T25">☐ ☐ ☐ ☐</text:span></text:span><text:span text:style-name="Strong_20_Emphasis"><text:span text:style-name="T84"><text:tab/></text:span></text:span><text:span text:style-name="T85">Remove unnecessary Windows files via </text:span><text:span text:style-name="Strong_20_Emphasis"><text:span text:style-name="T87">Terminal</text:span></text:span><text:span text:style-name="T85"> and the following command line:</text:span></text:p>
      <text:p text:style-name="P44"><text:span text:style-name="T88"><text:tab/><text:tab/><text:tab/><text:tab/><text:tab/></text:span><text:span text:style-name="User_20_Entry"><text:span text:style-name="T89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5"/>
          <text:p text:style-name="P46"><text:span text:style-name="T90"><text:line-break/><text:tab/></text:span><text:span text:style-name="T91">End of checklist, the transfer is complete.</text:span></text:p>
        </text:list-header>
      </text:list>
      <text:p text:style-name="P47"/>
      <text:list text:continue-numbering="true" text:style-name="L2">
        <text:list-item>
          <text:list>
            <text:list-header>
              <text:p text:style-name="P48"><text:span text:style-name="T92">Written</text:span><text:span text:style-name="T93"> </text:span><text:span text:style-name="T92">by</text:span><text:span text:style-name="T93"> </text:span><text:a xlink:type="simple" xlink:href="mailto:info@karelzimmer.nl?subject=Checklist%20installation%20Linux" text:style-name="Internet_20_link" text:visited-style-name="Visited_20_Internet_20_Link"><text:span text:style-name="T94">Karel Zimmer</text:span></text:a><text:span text:style-name="T95">.</text:span></text:p>
              <text:p text:style-name="P48"><text:span text:style-name="T96">License </text:span><text:span text:style-name="T95">C</text:span><text:span text:style-name="T97">C0</text:span><text:span text:style-name="T95"> 1.0</text:span><text:span text:style-name="T98"> </text:span><text:span text:style-name="T9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98"><text:s/></text:span><text:span text:style-name="T9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98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99">User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99">e.g</text:span>. Jan <text:span text:style-name="T100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99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99">password</text:span></text:p>
          </table:table-cell>
          <table:table-cell table:style-name="Tabel1.G1" office:value-type="string">
            <text:p text:style-name="P5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8">Wi<text:span text:style-name="T99">F</text:span>i netw<text:span text:style-name="T99">o</text:span>rk na<text:span text:style-name="T99">me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3">
          <table:table-cell table:style-name="Tabel1.A3" office:value-type="string">
            <text:p text:style-name="P59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/>
          </table:table-cell>
        </table:table-row>
        <table:table-row table:style-name="Tabel1.4">
          <table:table-cell table:style-name="Tabel1.A3" office:value-type="string">
            <text:p text:style-name="P59">2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/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99">user</text:span>/<text:span text:style-name="T99">passwd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/>
          </table:table-cell>
        </table:table-row>
      </table:table>
      <text:p text:style-name="P6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6"><text:span text:style-name="T101">User</text:span><text:span text:style-name="T63">#</text:span></text:p>
          </table:table-cell>
          <table:table-cell table:style-name="Tabel2.A1" office:value-type="string">
            <text:p text:style-name="P67"><text:span text:style-name="T102">Seq.</text:span>#</text:p>
          </table:table-cell>
          <table:table-cell table:style-name="Tabel2.A1" office:value-type="string">
            <text:p text:style-name="P68">Email nam<text:span text:style-name="T99">e</text:span></text:p>
          </table:table-cell>
          <table:table-cell table:style-name="Tabel2.A1" office:value-type="string">
            <text:p text:style-name="P68">Email <text:span text:style-name="T103">address</text:span></text:p>
          </table:table-cell>
          <table:table-cell table:style-name="Tabel2.A1" office:value-type="string">
            <text:p text:style-name="P69">User name</text:p>
          </table:table-cell>
          <table:table-cell table:style-name="Tabel2.F1" office:value-type="string">
            <text:p text:style-name="P70">Password</text:p>
          </table:table-cell>
        </table:table-row>
        <table:table-row table:style-name="Tabel2.2"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66"/>
          </table:table-cell>
          <table:table-cell table:style-name="Tabel2.A2" office:value-type="string">
            <text:p text:style-name="P71"/>
          </table:table-cell>
          <table:table-cell table:style-name="Tabel2.F2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4T08:12:20.827194834">11/24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3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4T08:12:20.828565275">11/24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4T08:12:20.759539778</dc:date>
    <meta:print-date>2014-01-05T10:21:33.960023988</meta:print-date>
    <meta:keyword>Installatie</meta:keyword>
    <meta:keyword>Checklist</meta:keyword>
    <meta:keyword>Linux</meta:keyword>
    <meta:editing-cycles>2558</meta:editing-cycles>
    <meta:editing-duration>P5DT6H55M58S</meta:editing-duration>
    <meta:printed-by>Karel Zimmer</meta:printed-by>
    <dc:creator>Karel Zimmer</dc:creator>
    <meta:document-statistic meta:table-count="8" meta:image-count="2" meta:object-count="0" meta:page-count="4" meta:paragraph-count="92" meta:word-count="503" meta:character-count="3399" meta:non-whitespace-character-count="2893"/>
    <meta:user-defined meta:name="Info 1"/>
    <meta:user-defined meta:name="Info 2"/>
    <meta:user-defined meta:name="Info 3"/>
    <meta:user-defined meta:name="Info 4"/>
  </office:meta>
</office:document-meta>
</file>